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014in" fo:margin-left="-0.0083in" table:align="left"/>
    </style:style>
    <style:style style:name="Table1.A" style:family="table-column">
      <style:table-column-properties style:column-width="0.7014in"/>
    </style:style>
    <style:style style:name="Table1.B" style:family="table-column">
      <style:table-column-properties style:column-width="3.7313in"/>
    </style:style>
    <style:style style:name="Table1.C" style:family="table-column">
      <style:table-column-properties style:column-width="0.3208in"/>
    </style:style>
    <style:style style:name="Table1.D" style:family="table-column">
      <style:table-column-properties style:column-width="0.6493in"/>
    </style:style>
    <style:style style:name="Table1.F" style:family="table-column">
      <style:table-column-properties style:column-width="0.3806in"/>
    </style:style>
    <style:style style:name="Table1.G" style:family="table-column">
      <style:table-column-properties style:column-width="0.2688in"/>
    </style:style>
    <style:style style:name="Table1.A1" style:family="table-cell">
      <style:table-cell-properties fo:background-color="#b3b3b3" fo:padding="0.0382in" fo:border="0.05pt solid #000000">
        <style:background-image/>
      </style:table-cell-properties>
    </style:style>
    <style:style style:name="Table1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text-properties style:font-name="Arial" fo:font-size="10pt" officeooo:rsid="001a732f" officeooo:paragraph-rsid="001a732f" style:font-size-asian="10pt" style:font-size-complex="10pt"/>
    </style:style>
    <style:style style:name="P5" style:family="paragraph" style:parent-style-name="Table_20_Contents">
      <style:text-properties style:font-name="Arial" fo:font-size="10pt" officeooo:rsid="001aacb9" officeooo:paragraph-rsid="001aacb9" style:font-size-asian="10pt" style:font-size-complex="10pt"/>
    </style:style>
    <style:style style:name="P6" style:family="paragraph" style:parent-style-name="Table_20_Contents">
      <style:text-properties style:font-name="Arial" fo:font-size="10pt" officeooo:rsid="001b6369" officeooo:paragraph-rsid="001b6369" style:font-size-asian="10pt" style:font-size-complex="10pt"/>
    </style:style>
    <style:style style:name="P7" style:family="paragraph" style:parent-style-name="Table_20_Contents">
      <style:text-properties style:font-name="Arial" fo:font-size="10pt" officeooo:rsid="001e0e47" officeooo:paragraph-rsid="001e0e47" style:font-size-asian="10pt" style:font-size-complex="10pt"/>
    </style:style>
    <style:style style:name="P8" style:family="paragraph" style:parent-style-name="Table_20_Contents">
      <style:text-properties style:font-name="Arial" fo:font-size="10pt" officeooo:rsid="001f6a50" officeooo:paragraph-rsid="001f6a50" style:font-size-asian="10pt" style:font-size-complex="10pt"/>
    </style:style>
    <style:style style:name="P9" style:family="paragraph" style:parent-style-name="Table_20_Contents">
      <style:text-properties style:font-name="Arial" fo:font-size="10pt" officeooo:rsid="002033bd" officeooo:paragraph-rsid="002033bd" style:font-size-asian="10pt" style:font-size-complex="10pt"/>
    </style:style>
    <style:style style:name="P10" style:family="paragraph" style:parent-style-name="Table_20_Contents">
      <style:text-properties officeooo:rsid="001a732f" officeooo:paragraph-rsid="001a732f"/>
    </style:style>
    <style:style style:name="P11" style:family="paragraph" style:parent-style-name="Table_20_Contents">
      <style:text-properties officeooo:rsid="001e0e47" officeooo:paragraph-rsid="001e0e47"/>
    </style:style>
    <style:style style:name="P12" style:family="paragraph" style:parent-style-name="Table_20_Contents">
      <style:text-properties officeooo:rsid="00220efd" officeooo:paragraph-rsid="00220efd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style:font-name="Arial" fo:font-size="10pt" officeooo:rsid="00220efd" officeooo:paragraph-rsid="00220ef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220efd" officeooo:paragraph-rsid="00220efd" style:font-size-asian="10pt" style:font-size-complex="10pt"/>
    </style:style>
    <style:style style:name="P16" style:family="paragraph" style:parent-style-name="Table_20_Contents">
      <style:text-properties style:font-name="Arial" fo:font-size="10pt" officeooo:paragraph-rsid="0023b137" style:font-size-asian="10pt" style:font-size-complex="10pt"/>
    </style:style>
    <style:style style:name="T1" style:family="text">
      <style:text-properties officeooo:rsid="001a732f"/>
    </style:style>
    <style:style style:name="T2" style:family="text">
      <style:text-properties officeooo:rsid="001f6a50"/>
    </style:style>
    <style:style style:name="T3" style:family="text">
      <style:text-properties officeooo:rsid="00220efd"/>
    </style:style>
    <style:style style:name="T4" style:family="text">
      <style:text-properties officeooo:rsid="0023b137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2">Wochenpl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ame</text:p>
          </table:table-cell>
          <table:table-cell table:style-name="Table1.B3" table:number-rows-spanned="2" office:value-type="string">
            <text:p text:style-name="P1">Tobias Eden</text:p>
          </table:table-cell>
          <table:table-cell table:style-name="Table1.C2" table:number-columns-spanned="5" office:value-type="string">
            <text:p text:style-name="P2">Arbeitszeiten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Tag</text:p>
          </table:table-cell>
          <table:table-cell table:style-name="Table1.A2" office:value-type="string">
            <text:p text:style-name="P1">Beginn</text:p>
          </table:table-cell>
          <table:table-cell table:style-name="Table1.A2" office:value-type="string">
            <text:p text:style-name="P1">Ende</text:p>
          </table:table-cell>
          <table:table-cell table:style-name="Table1.C2" table:number-columns-spanned="2" office:value-type="string">
            <text:p text:style-name="P1">Pause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Datum</text:p>
          </table:table-cell>
          <table:table-cell table:style-name="Table1.B9" table:number-rows-spanned="2" office:value-type="string">
            <text:p text:style-name="P1">24.03.2014</text:p>
          </table:table-cell>
          <table:table-cell table:style-name="Table1.A2" office:value-type="string">
            <text:p text:style-name="P1">Mo</text:p>
          </table:table-cell>
          <table:table-cell table:style-name="Table1.D4" office:value-type="string">
            <text:p text:style-name="Table_20_Contents">08:15</text:p>
          </table:table-cell>
          <table:table-cell table:style-name="Table1.E4" office:value-type="string">
            <text:p text:style-name="P1">16:00</text:p>
          </table:table-cell>
          <table:table-cell table:style-name="Table1.F4" table:number-columns-spanned="2" office:value-type="string">
            <text:p text:style-name="P1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i</text:p>
          </table:table-cell>
          <table:table-cell table:style-name="Table1.D5" office:value-type="string">
            <text:p text:style-name="Table_20_Contents">08:15</text:p>
          </table:table-cell>
          <table:table-cell table:style-name="Table1.E5" office:value-type="string">
            <text:p text:style-name="P4">16:00</text:p>
          </table:table-cell>
          <table:table-cell table:style-name="Table1.F5" table:number-columns-spanned="2" office:value-type="string">
            <text:p text:style-name="P4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Projekt</text:p>
          </table:table-cell>
          <table:table-cell table:style-name="Table1.B9" table:number-rows-spanned="2" office:value-type="string">
            <text:p text:style-name="P1">Open Source</text:p>
          </table:table-cell>
          <table:table-cell table:style-name="Table1.A2" office:value-type="string">
            <text:p text:style-name="P1">Mi</text:p>
          </table:table-cell>
          <table:table-cell table:style-name="Table1.D6" office:value-type="string">
            <text:p text:style-name="P10">09:00</text:p>
          </table:table-cell>
          <table:table-cell table:style-name="Table1.E6" office:value-type="string">
            <text:p text:style-name="P6">19:00</text:p>
          </table:table-cell>
          <table:table-cell table:style-name="Table1.F6" table:number-columns-spanned="2" office:value-type="string">
            <text:p text:style-name="P6">30</text:p>
          </table:table-cell>
          <table:covered-table-cell/>
        </table:table-row>
        <table:table-row>
          <table:covered-table-cell/>
          <table:covered-table-cell/>
          <table:table-cell table:style-name="Table1.A2" office:value-type="string">
            <text:p text:style-name="P1">Do</text:p>
          </table:table-cell>
          <table:table-cell table:style-name="Table1.D7" office:value-type="string">
            <text:p text:style-name="P11">09:30</text:p>
          </table:table-cell>
          <table:table-cell table:style-name="Table1.E7" office:value-type="string">
            <text:p text:style-name="P7">1<text:span text:style-name="T2">9</text:span>:00</text:p>
          </table:table-cell>
          <table:table-cell table:style-name="Table1.F7" table:number-columns-spanned="2" office:value-type="string">
            <text:p text:style-name="P7">30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1">Woche</text:p>
          </table:table-cell>
          <table:table-cell table:style-name="Table1.B9" table:number-rows-spanned="2" office:value-type="string">
            <text:p text:style-name="P1">4 von 5</text:p>
          </table:table-cell>
          <table:table-cell table:style-name="Table1.A2" office:value-type="string">
            <text:p text:style-name="P1">Fr</text:p>
          </table:table-cell>
          <table:table-cell table:style-name="Table1.D8" office:value-type="string">
            <text:p text:style-name="P12">09:45</text:p>
          </table:table-cell>
          <table:table-cell table:style-name="Table1.E8" office:value-type="string">
            <text:p text:style-name="P14">1<text:span text:style-name="T4">8</text:span>:<text:span text:style-name="T4">20</text:span></text:p>
          </table:table-cell>
          <table:table-cell table:style-name="Table1.F8" table:number-columns-spanned="2" office:value-type="string">
            <text:p text:style-name="P14">30</text:p>
          </table:table-cell>
          <table:covered-table-cell/>
        </table:table-row>
        <table:table-row>
          <table:covered-table-cell/>
          <table:covered-table-cell/>
          <table:table-cell table:style-name="Table1.A2" table:number-columns-spanned="2" office:value-type="string">
            <text:p text:style-name="P1">Summe</text:p>
          </table:table-cell>
          <table:covered-table-cell/>
          <table:table-cell table:style-name="Table1.E9" table:number-columns-spanned="3" office:value-type="string">
            <text:p text:style-name="P8"><text:span text:style-name="T3">41</text:span>:<text:span text:style-name="T4">0</text:span><text:span text:style-name="T3">5</text:span></text:p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2">Ziele / Meilensteine für diese Woche (zu Beginn der Woche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2">x</text:p>
          </table:table-cell>
        </table:table-row>
        <table:table-row>
          <table:table-cell table:style-name="Table1.A11" table:number-columns-spanned="6" office:value-type="string">
            <text:p text:style-name="P3">Anlegen einer IPS-Präsentationssei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1" office:value-type="string">
            <text:p text:style-name="P15">x</text:p>
          </table:table-cell>
        </table:table-row>
        <table:table-row>
          <table:table-cell table:style-name="Table1.A16" table:number-columns-spanned="6" office:value-type="string">
            <text:p text:style-name="P1">Vervollständigung der IPS Wiki Dolument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15">x</text:p>
          </table:table-cell>
        </table:table-row>
        <table:table-row>
          <table:table-cell table:style-name="Table1.A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2"/>
          </table:table-cell>
        </table:table-row>
        <table:table-row>
          <table:table-cell table:style-name="Table1.A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2"/>
          </table:table-cell>
        </table:table-row>
        <table:table-row>
          <table:table-cell table:style-name="Table1.A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2"/>
          </table:table-cell>
        </table:table-row>
        <table:table-row>
          <table:table-cell table:style-name="Table1.A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2"/>
          </table:table-cell>
        </table:table-row>
        <table:table-row>
          <table:table-cell table:style-name="Table1.C2" table:number-columns-spanned="7" office:value-type="string">
            <text:p text:style-name="P2">Abweichungen von den Zielen / geänderter Projektplan und waru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table:number-columns-spanned="7" office:value-type="string">
            <text:p text:style-name="P16"><text:span text:style-name="T4"/></text:p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7" office:value-type="string">
            <text:p text:style-name="P2">Was hast Du an welchem Tag gemacht und sonstige Kommenta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7" office:value-type="string">
            <text:p text:style-name="P1">Montag: Besprechung zwecks Wiki-Organisation, Anlegen einer Github Projektpräsentationsseite</text:p>
            <text:p text:style-name="P1">Dienstag: <text:span text:style-name="T1">Github Präsentationsseite, </text:span><text:span text:style-name="T3">IPS Wiki</text:span></text:p>
            <text:p text:style-name="P5">Mittwoch: Github Präsentationsseite</text:p>
            <text:p text:style-name="P9">Donnerstag: Github Präsentationsseite, <text:span text:style-name="T3">IPS Wiki</text:span></text:p>
            <text:p text:style-name="P14">Freitag: Github Präsentationsseite</text:p>
            <text:p text:style-name="P14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hidden-paragraph text:condition="ooow:TRUE" text:is-hidden="tru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Blum</meta:initial-creator>
    <meta:creation-date>2014-03-08T09:43:11</meta:creation-date>
    <dc:date>2014-03-28T18:07:37</dc:date>
    <dc:creator>Eden </dc:creator>
    <meta:editing-duration>PT17M10S</meta:editing-duration>
    <meta:editing-cycles>16</meta:editing-cycles>
    <meta:generator>LibreOffice/3.6$Linux_X86_64 LibreOffice_project/360m1$Build-2</meta:generator>
    <meta:printed-by>Eden </meta:printed-by>
    <meta:print-date>2014-03-28T18:02:45</meta:print-date>
    <meta:document-statistic meta:table-count="1" meta:image-count="0" meta:object-count="0" meta:page-count="1" meta:paragraph-count="49" meta:word-count="104" meta:character-count="695" meta:non-whitespace-character-count="640"/>
  </office:meta>
</office:document-meta>
</file>